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Таблица1" style:family="table">
      <style:table-properties style:width="4.1264in" table:align="left" style:writing-mode="lr-tb"/>
    </style:style>
    <style:style style:name="Таблица1.A" style:family="table-column">
      <style:table-column-properties style:column-width="1.8375in"/>
    </style:style>
    <style:style style:name="Таблица1.B" style:family="table-column">
      <style:table-column-properties style:column-width="2.2889in"/>
    </style:style>
    <style:style style:name="Таблица1.1" style:family="table-row">
      <style:table-row-properties style:min-row-height="0.3938in"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" style:family="table">
      <style:table-properties style:width="7.2125in" table:align="right" style:writing-mode="lr-tb"/>
    </style:style>
    <style:style style:name="Таблица2.A" style:family="table-column">
      <style:table-column-properties style:column-width="0.5625in"/>
    </style:style>
    <style:style style:name="Таблица2.B" style:family="table-column">
      <style:table-column-properties style:column-width="2.884in"/>
    </style:style>
    <style:style style:name="Таблица2.C" style:family="table-column">
      <style:table-column-properties style:column-width="2.7542in"/>
    </style:style>
    <style:style style:name="Таблица2.D" style:family="table-column">
      <style:table-column-properties style:column-width="1.0118in"/>
    </style:style>
    <style:style style:name="Таблица2.1" style:family="table-row">
      <style:table-row-properties style:min-row-height="1.2396in" fo:keep-together="auto"/>
    </style:style>
    <style:style style:name="Таблица2.A1" style:family="table-cell">
      <style:table-cell-properties style:vertical-align="middle" fo:background-color="#f3f3f3" fo:padding-left="0.075in" fo:padding-right="0.075in" fo:padding-top="0in" fo:padding-bottom="0in" fo:border="2.25pt solid #999999" style:writing-mode="lr-tb">
        <style:background-image/>
      </style:table-cell-properties>
    </style:style>
    <style:style style:name="Таблица2.2" style:family="table-row">
      <style:table-row-properties style:min-row-height="0.7875in" fo:keep-together="auto"/>
    </style:style>
    <style:style style:name="Таблица2.A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B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C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D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A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B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C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D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A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B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C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D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A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B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C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D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A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B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C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2.D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style:font-name="Arial" fo:font-size="1pt" style:font-size-asian="1pt" style:font-name-complex="Arial" style:font-size-complex="1pt"/>
    </style:style>
    <style:style style:name="P3" style:family="paragraph" style:parent-style-name="Footer">
      <style:text-properties fo:font-size="1pt" style:font-size-asian="1pt" style:font-size-complex="1pt"/>
    </style:style>
    <style:style style:name="P4" style:family="paragraph" style:parent-style-name="Header">
      <style:text-properties fo:language="none" fo:country="none" style:language-asian="none" style:country-asian="none"/>
    </style:style>
    <style:style style:name="P5" style:family="paragraph" style:parent-style-name="Standard">
      <style:paragraph-properties fo:margin-left="0in" fo:margin-right="-0.1484in" fo:text-indent="0in" style:auto-text-indent="false"/>
    </style:style>
    <style:style style:name="P6" style:family="paragraph" style:parent-style-name="Standard">
      <style:paragraph-properties fo:margin-left="0in" fo:margin-right="-0.1484in" fo:text-indent="0in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.072in" fo:margin-right="0in" fo:text-indent="0in" style:auto-text-indent="false"/>
    </style:style>
    <style:style style:name="P8" style:family="paragraph" style:parent-style-name="Standard">
      <style:paragraph-properties fo:margin-left="0in" fo:margin-right="-0.1484in" fo:text-indent="0in" style:auto-text-indent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margin-left="0.072in" fo:margin-right="-0.1516in" fo:text-indent="0in" style:auto-text-indent="false"/>
    </style:style>
    <style:style style:name="P11" style:family="paragraph" style:parent-style-name="Standard">
      <style:paragraph-properties fo:margin-left="0.072in" fo:margin-right="0in" fo:text-indent="0in" style:auto-text-indent="false"/>
      <style:text-properties style:font-name="Arial Narrow" fo:font-size="10pt" officeooo:rsid="001145f5" officeooo:paragraph-rsid="001145f5" style:font-size-asian="10pt" style:font-name-complex="Arial Narrow" style:font-size-complex="10pt"/>
    </style:style>
    <style:style style:name="P12" style:family="paragraph" style:parent-style-name="Standard">
      <style:text-properties style:font-name="Arial Narrow" fo:font-size="8pt" fo:language="ru" fo:country="RU" style:font-size-asian="8pt" style:font-name-complex="Arial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 Narrow" fo:font-size="11pt" fo:language="en" fo:country="US" style:font-size-asian="11pt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-0.0398in" fo:margin-right="-0.0398in" fo:text-align="center" style:justify-single-word="false" fo:text-indent="0in" style:auto-text-indent="false"/>
    </style:style>
    <style:style style:name="P16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Standard">
      <style:text-properties fo:font-size="15pt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fo:color="#606060" loext:opacity="100%" fo:font-size="19pt" fo:letter-spacing="-0.0091in" style:font-size-asian="19pt" style:font-size-complex="19pt"/>
    </style:style>
    <style:style style:name="P1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0.9929in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0.9929in"/>
        </style:tab-stops>
      </style:paragraph-properties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fo:language="en" fo:country="US" style:font-size-asian="11pt" style:font-name-complex="Arial" style:font-size-complex="11pt"/>
    </style:style>
    <style:style style:name="T6" style:family="text">
      <style:text-properties style:font-name="Arial Narrow" fo:font-size="10pt" style:font-size-asian="10pt" style:font-name-complex="Arial Narrow" style:font-size-complex="10pt"/>
    </style:style>
    <style:style style:name="T7" style:family="text">
      <style:text-properties style:font-name="Arial Narrow" fo:font-size="10pt" style:font-size-asian="10pt" style:font-name-complex="Arial" style:font-size-complex="10pt"/>
    </style:style>
    <style:style style:name="T8" style:family="text">
      <style:text-properties style:font-name="Arial Narrow" fo:font-size="10pt" fo:language="en" fo:country="US" style:font-size-asian="10pt" style:font-name-complex="Arial Narrow" style:font-size-complex="10pt"/>
    </style:style>
    <style:style style:name="T9" style:family="text">
      <style:text-properties style:font-name="Arial Narrow" fo:font-size="10pt" fo:language="en" fo:country="US" officeooo:rsid="001145f5" style:font-size-asian="10pt" style:font-name-complex="Arial Narrow" style:font-size-complex="10pt"/>
    </style:style>
    <style:style style:name="T10" style:family="text">
      <style:text-properties style:font-name="Arial Narrow" fo:font-size="10pt" fo:language="en" fo:country="US" style:font-size-asian="10pt" style:font-name-complex="Arial" style:font-size-complex="10pt"/>
    </style:style>
    <style:style style:name="T11" style:family="text">
      <style:text-properties style:font-name="Arial Narrow" fo:font-size="10pt" fo:language="ru" fo:country="RU" style:font-size-asian="10pt" style:font-name-complex="Arial Narrow" style:font-size-complex="10pt"/>
    </style:style>
    <style:style style:name="T12" style:family="text">
      <style:text-properties style:font-name="Arial Narrow" fo:font-size="12.5pt" style:font-size-asian="12.5pt" style:font-name-complex="Arial Narrow" style:font-size-complex="12.5pt"/>
    </style:style>
    <style:style style:name="T13" style:family="text">
      <style:text-properties style:font-name="Arial Narrow" fo:font-size="12.5pt" fo:language="en" fo:country="US" style:font-size-asian="12.5pt" style:font-name-complex="Arial Narrow" style:font-size-complex="12.5pt"/>
    </style:style>
    <style:style style:name="T14" style:family="text">
      <style:text-properties style:font-name="Arial Narrow" fo:font-size="11pt" style:font-size-asian="11pt" style:font-name-complex="Arial Narrow" style:font-size-complex="11pt"/>
    </style:style>
    <style:style style:name="T15" style:family="text">
      <style:text-properties style:font-name="Arial Narrow" fo:font-size="9pt" style:font-size-asian="9pt" style:font-name-complex="Arial" style:font-size-complex="9pt"/>
    </style:style>
    <style:style style:name="T16" style:family="text">
      <style:text-properties style:font-name="Arial Narrow" fo:font-size="9pt" fo:language="en" fo:country="US" style:font-size-asian="9pt" style:font-name-complex="Arial" style:font-size-complex="9pt"/>
    </style:style>
    <style:style style:name="T17" style:family="text">
      <style:text-properties style:font-name="Arial Narrow" fo:font-size="9pt" fo:language="en" fo:country="US" officeooo:rsid="001145f5" style:font-size-asian="9pt" style:font-name-complex="Arial" style:font-size-complex="9pt"/>
    </style:style>
    <style:style style:name="T18" style:family="text">
      <style:text-properties style:font-name="Arial Narrow" fo:font-size="9pt" fo:language="ru" fo:country="RU" style:font-size-asian="9pt" style:font-name-complex="Arial" style:font-size-complex="9pt"/>
    </style:style>
    <style:style style:name="T19" style:family="text">
      <style:text-properties style:font-name="Arial Narrow" fo:font-size="8pt" style:font-size-asian="8pt" style:font-name-complex="Arial" style:font-size-complex="8pt"/>
    </style:style>
    <style:style style:name="T20" style:family="text">
      <style:text-properties style:font-name="Arial Narrow" fo:font-size="8pt" fo:language="ru" fo:country="RU" style:font-size-asian="8pt" style:font-name-complex="Arial" style:font-size-complex="8pt"/>
    </style:style>
    <style:style style:name="T21" style:family="text">
      <style:text-properties style:font-name="Arial Narrow" fo:font-size="8pt" fo:language="en" fo:country="US" style:font-size-asian="8pt" style:font-name-complex="Arial" style:font-size-complex="8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color="#2a2a2a" loext:opacity="100%" style:font-name="Georgia" fo:font-size="11pt" fo:font-weight="bold" style:font-size-asian="11pt" style:font-weight-asian="bold" style:font-name-complex="Georgia" style:font-size-complex="11pt" style:font-weight-complex="bold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style:font-name="Consolas" fo:font-size="8pt" style:font-size-asian="8pt" style:font-name-complex="Arial" style:font-size-complex="8pt"/>
    </style:style>
    <style:style style:name="T26" style:family="text">
      <style:text-properties style:font-name="Consolas" fo:font-size="8pt" style:font-name-asian="Consolas" style:font-size-asian="8pt" style:font-name-complex="Consolas" style:font-size-complex="8pt"/>
    </style:style>
    <style:style style:name="T27" style:family="text">
      <style:text-properties style:font-name="Consolas" fo:font-size="10pt" style:font-size-asian="10pt" style:font-name-complex="Arial" style:font-size-complex="10pt"/>
    </style:style>
    <style:style style:name="T28" style:family="text">
      <style:text-properties style:font-name="Consolas" fo:font-size="10pt" style:font-name-asian="Consolas" style:font-size-asian="10pt" style:font-name-complex="Consolas" style:font-size-complex="10pt"/>
    </style:style>
    <style:style style:name="T29" style:family="text">
      <style:text-properties fo:color="#333333" loext:opacity="100%" style:font-name="Courier New" fo:font-size="10pt" style:font-size-asian="10pt" style:font-name-complex="Courier New" style:font-size-complex="10pt"/>
    </style:style>
    <style:style style:name="T30" style:family="text"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fr1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fr2" style:family="graphic" style:parent-style-name="Frame">
      <style:graphic-properties fo:margin-left="0.1252in" fo:margin-right="0in" fo:margin-top="0in" fo:margin-bottom="0in" style:wrap="parallel" style:number-wrapped-paragraphs="no-limit" style:vertical-pos="from-top" style:vertical-rel="paragraph" style:horizontal-pos="right" style:horizontal-rel="paragraph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Врезка1" text:anchor-type="paragraph" svg:y="0.0008in" svg:width="4.1264in" draw:z-index="1"><draw:text-box fo:min-height="0.0228in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6">Назва тестового набору</text:p><text:p text:style-name="P5"><text:span text:style-name="T2">Test Suite Description</text:span></text:p></table:table-cell><table:table-cell table:style-name="Таблица1.A1" office:value-type="string"><text:p text:style-name="P7"><text:span text:style-name="T8">TS_8_2</text:span></text:p></table:table-cell></table:table-row><table:table-row table:style-name="Таблица1.1"><table:table-cell table:style-name="Таблица1.A1" office:value-type="string"><text:p text:style-name="P5"><text:span text:style-name="T1">Назва проекта / ПЗ</text:span></text:p><text:p text:style-name="P5"><text:span text:style-name="T2">Name of Project / Software</text:span></text:p></table:table-cell><table:table-cell table:style-name="Таблица1.A1" office:value-type="string"><text:p text:style-name="P7"><text:span text:style-name="T9">Kovalov</text:span><text:span text:style-name="T11">-</text:span><text:span text:style-name="T8">task.exe</text:span></text:p></table:table-cell></table:table-row><table:table-row table:style-name="Таблица1.1"><table:table-cell table:style-name="Таблица1.A1" office:value-type="string"><text:p text:style-name="P5"><text:span text:style-name="T1">Рівень тестування</text:span></text:p><text:p text:style-name="P8">Level of Testing</text:p></table:table-cell><table:table-cell table:style-name="Таблица1.A1" office:value-type="string"><text:p text:style-name="P10"><text:span text:style-name="T12">системний</text:span><text:span text:style-name="T13"> <text:s/>/ <text:s/></text:span><text:span text:style-name="T14">System Testing</text:span></text:p></table:table-cell></table:table-row><table:table-row table:style-name="Таблица1.1"><table:table-cell table:style-name="Таблица1.A1" office:value-type="string"><text:p text:style-name="P5"><text:span text:style-name="T1">Автор тест-сьюта </text:span></text:p><text:p text:style-name="P8">Test Suite Author</text:p></table:table-cell><table:table-cell table:style-name="Таблица1.A1" office:value-type="string"><text:p text:style-name="P11">Ковальов Максим</text:p></table:table-cell></table:table-row><table:table-row table:style-name="Таблица1.1"><table:table-cell table:style-name="Таблица1.A1" office:value-type="string"><text:p text:style-name="P5"><text:span text:style-name="T1">Виконавець </text:span></text:p><text:p text:style-name="P5"><text:span text:style-name="T2">Implementer</text:span></text:p></table:table-cell><table:table-cell table:style-name="Таблица1.A1" office:value-type="string"><text:p text:style-name="P11"><text:span text:style-name="T11">Ковальов Максим</text:span></text:p></table:table-cell></table:table-row></table:table></draw:text-box></draw:frame></text:p>
      <text:p text:style-name="P17"/>
      <text:p text:style-name="P16"/>
      <text:p text:style-name="P16"/>
      <text:p text:style-name="P18"><text:line-break loext:clear="all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4">Ід-р тест-кейса / <text:span text:style-name="T4">Test Case ID</text:span></text:p>
          </table:table-cell>
          <table:table-cell table:style-name="Таблица2.A1" office:value-type="string">
            <text:p text:style-name="P14">Дії (кроки) <text:span text:style-name="T3">/ </text:span></text:p>
            <text:p text:style-name="P9">Action </text:p>
            <text:p text:style-name="P14"><text:span text:style-name="T4">(Test Step</text:span><text:span text:style-name="T5">s</text:span><text:span text:style-name="T4">)</text:span></text:p>
          </table:table-cell>
          <table:table-cell table:style-name="Таблица2.A1" office:value-type="string">
            <text:p text:style-name="P14">Очікуваний </text:p>
            <text:p text:style-name="P19">результат / </text:p>
            <text:p text:style-name="P9">Expected Result</text:p>
          </table:table-cell>
          <table:table-cell table:style-name="Таблица2.A1" office:value-type="string">
            <text:p text:style-name="P15">Результат тестування <text:span text:style-name="T24">(пройшов/не вдалося/ заблокований) /</text:span><text:span text:style-name="T3"> </text:span></text:p>
            <text:p text:style-name="P15"><text:span text:style-name="T4">Test Result<text:line-break/></text:span><text:span text:style-name="T2">(passed/failed/ blocked)</text:span></text:p>
          </table:table-cell>
        </table:table-row>
        <table:table-row table:style-name="Таблица2.2">
          <table:table-cell table:style-name="Таблица2.A2" office:value-type="string">
            <text:p text:style-name="Standard"><text:span text:style-name="T10">TC_</text:span><text:span text:style-name="T7">1</text:span></text:p>
          </table:table-cell>
          <table:table-cell table:style-name="Таблица2.B2" office:value-type="string">
            <text:p text:style-name="Standard"><text:span text:style-name="T16">1. </text:span><text:span text:style-name="T15">Введіть </text:span><text:span text:style-name="T16">x, y, z: </text:span><text:span text:style-name="T17">3, -3, 2</text:span></text:p>
            <text:p text:style-name="Standard"><text:span text:style-name="T16">2. </text:span><text:span text:style-name="T15">Введіть </text:span><text:span text:style-name="T16">‘a’ </text:span><text:span text:style-name="T15">та </text:span><text:span text:style-name="T16">‘b’: </text:span><text:span text:style-name="T17">1 f</text:span></text:p>
            <text:p text:style-name="Standard"><text:span text:style-name="T16">3. </text:span><text:span text:style-name="T15">Нажміть </text:span><text:span text:style-name="T16">Enter</text:span></text:p>
          </table:table-cell>
          <table:table-cell table:style-name="Таблица2.C2" office:value-type="string">
            <text:p text:style-name="Standard"><text:span text:style-name="T20">(c) Ковальов Максим</text:span></text:p>
            <text:p text:style-name="Standard"><text:span text:style-name="T20"/></text:p>
            <text:p text:style-name="Standard"><text:span text:style-name="T20">Введ?ть x, y, z</text:span></text:p>
            <text:p text:style-name="Standard"><text:span text:style-name="T20">3</text:span></text:p>
            <text:p text:style-name="Standard"><text:span text:style-name="T20">-3</text:span></text:p>
            <text:p text:style-name="Standard"><text:span text:style-name="T20">2</text:span></text:p>
            <text:p text:style-name="Standard"><text:span text:style-name="T20">Введ?ть a та b</text:span></text:p>
            <text:p text:style-name="Standard"><text:span text:style-name="T20">1</text:span></text:p>
            <text:p text:style-name="Standard"><text:span text:style-name="T20">f</text:span></text:p>
            <text:p text:style-name="Standard"><text:span text:style-name="T20">Результат виразу: a + 5 &gt; b + 2 -&gt; False</text:span></text:p>
            <text:p text:style-name="Standard"><text:span text:style-name="T20"/></text:p>
            <text:p text:style-name="Standard"><text:span text:style-name="T20">В десятковiй систем?:</text:span></text:p>
            <text:p text:style-name="Standard"><text:span text:style-name="T20">'x' -&gt; 3</text:span></text:p>
            <text:p text:style-name="Standard"><text:span text:style-name="T20">'y' -&gt; -3</text:span></text:p>
            <text:p text:style-name="Standard"><text:span text:style-name="T20">'z' -&gt; 2</text:span></text:p>
            <text:p text:style-name="Standard"><text:span text:style-name="T20"/></text:p>
            <text:p text:style-name="Standard"><text:span text:style-name="T20">В шiстнадцятковiй систем?:</text:span></text:p>
            <text:p text:style-name="Standard"><text:span text:style-name="T20">'x' -&gt; 3</text:span></text:p>
            <text:p text:style-name="Standard"><text:span text:style-name="T20">'y' -&gt; fffffffd</text:span></text:p>
            <text:p text:style-name="Standard"><text:span text:style-name="T20">'z' -&gt; 2</text:span></text:p>
            <text:p text:style-name="Standard"><text:span text:style-name="T20"/></text:p>
            <text:p text:style-name="Standard"><text:span text:style-name="T20">Результат обчислення виразу: S = -3.9996</text:span></text:p>
          </table:table-cell>
          <table:table-cell table:style-name="Таблица2.D2" office:value-type="string">
            <text:p text:style-name="P13">PASSED</text:p>
          </table:table-cell>
        </table:table-row>
        <table:table-row table:style-name="Таблица2.2">
          <table:table-cell table:style-name="Таблица2.A3" office:value-type="string">
            <text:p text:style-name="Standard"><text:span text:style-name="T10">TC_</text:span><text:span text:style-name="T7">2</text:span></text:p>
          </table:table-cell>
          <table:table-cell table:style-name="Таблица2.B3" office:value-type="string">
            <text:p text:style-name="Standard"><text:span text:style-name="T16">1. </text:span><text:span text:style-name="T15">Введіть </text:span><text:span text:style-name="T16">x, y, z: </text:span><text:span text:style-name="T17">3, 8, 1</text:span></text:p>
            <text:p text:style-name="Standard"><text:span text:style-name="T16">2. </text:span><text:span text:style-name="T15">Введіть </text:span><text:span text:style-name="T16">‘a’ </text:span><text:span text:style-name="T15">та </text:span><text:span text:style-name="T16">‘b’: a </text:span><text:span text:style-name="T17">b</text:span></text:p>
            <text:p text:style-name="Standard"><text:span text:style-name="T16">3. </text:span><text:span text:style-name="T15">Нажміть </text:span><text:span text:style-name="T16">Enter</text:span></text:p>
          </table:table-cell>
          <table:table-cell table:style-name="Таблица2.C3" office:value-type="string">
            <text:p text:style-name="P12">(c) Ковальов Максим</text:p>
            <text:p text:style-name="P12"/>
            <text:p text:style-name="P12">Введ?ть x, y, z</text:p>
            <text:p text:style-name="P12">3</text:p>
            <text:p text:style-name="P12">8</text:p>
            <text:p text:style-name="P12">1</text:p>
            <text:p text:style-name="P12">Введ?ть a та b</text:p>
            <text:p text:style-name="P12">a</text:p>
            <text:p text:style-name="P12">b</text:p>
            <text:p text:style-name="P12">Результат виразу: a + 5 &gt; b + 2 -&gt; True</text:p>
            <text:p text:style-name="P12"/>
            <text:p text:style-name="P12">В десятковiй систем?:</text:p>
            <text:p text:style-name="P12">'x' -&gt; 3</text:p>
            <text:p text:style-name="P12">'y' -&gt; 8</text:p>
            <text:p text:style-name="P12">'z' -&gt; 1</text:p>
            <text:p text:style-name="P12"/>
            <text:p text:style-name="P12">В шiстнадцятковiй систем?:</text:p>
            <text:p text:style-name="P12">'x' -&gt; 3</text:p>
            <text:p text:style-name="P12">'y' -&gt; 8</text:p>
            <text:p text:style-name="P12">'z' -&gt; 1</text:p>
            <text:p text:style-name="P12"/>
            <text:p text:style-name="P12">Результат обчислення виразу: S = 1.83046</text:p>
          </table:table-cell>
          <table:table-cell table:style-name="Таблица2.D3" office:value-type="string">
            <text:p text:style-name="P13">PASSED</text:p>
          </table:table-cell>
        </table:table-row>
        <table:table-row table:style-name="Таблица2.2">
          <table:table-cell table:style-name="Таблица2.A4" office:value-type="string">
            <text:p text:style-name="Standard"><text:span text:style-name="T10">TC_3</text:span></text:p>
          </table:table-cell>
          <table:table-cell table:style-name="Таблица2.B4" office:value-type="string">
            <text:p text:style-name="Standard"><text:span text:style-name="T16">1. </text:span><text:span text:style-name="T15">Введіть </text:span><text:span text:style-name="T16">x, y, z: </text:span><text:span text:style-name="T17">1, 3, 3</text:span></text:p>
            <text:p text:style-name="Standard"><text:span text:style-name="T16">2. </text:span><text:span text:style-name="T15">Введіть </text:span><text:span text:style-name="T16">‘a’ </text:span><text:span text:style-name="T15">та </text:span><text:span text:style-name="T16">‘b’: </text:span><text:span text:style-name="T17">Q a</text:span></text:p>
            <text:p text:style-name="Standard"><text:span text:style-name="T16">3. </text:span><text:span text:style-name="T15">Нажміть </text:span><text:span text:style-name="T16">Enter</text:span></text:p>
          </table:table-cell>
          <table:table-cell table:style-name="Таблица2.C4" office:value-type="string">
            <text:p text:style-name="P12">(c) Ковальов Максим</text:p>
            <text:p text:style-name="P12"/>
            <text:p text:style-name="P12">Введ?ть x, y, z</text:p>
            <text:p text:style-name="P12">1</text:p>
            <text:p text:style-name="P12">3</text:p>
            <text:p text:style-name="P12">3</text:p>
            <text:p text:style-name="P12"/>
            <text:p text:style-name="P12"><text:soft-page-break/>Введ?ть a та b</text:p>
            <text:p text:style-name="P12">Q</text:p>
            <text:p text:style-name="P12">a</text:p>
            <text:p text:style-name="P12">Результат виразу: a + 5 &gt; b + 2 -&gt; False</text:p>
            <text:p text:style-name="P12"/>
            <text:p text:style-name="P12">В десятковiй систем?:</text:p>
            <text:p text:style-name="P12">'x' -&gt; 1</text:p>
            <text:p text:style-name="P12">'y' -&gt; 3</text:p>
            <text:p text:style-name="P12">'z' -&gt; 3</text:p>
            <text:p text:style-name="P12"/>
            <text:p text:style-name="P12">В шiстнадцятковiй систем?:</text:p>
            <text:p text:style-name="P12">'x' -&gt; 1</text:p>
            <text:p text:style-name="P12">'y' -&gt; 3</text:p>
            <text:p text:style-name="P12">'z' -&gt; 3</text:p>
            <text:p text:style-name="P12"/>
            <text:p text:style-name="P12">Результат обчислення виразу: S = -0.084561</text:p>
          </table:table-cell>
          <table:table-cell table:style-name="Таблица2.D4" office:value-type="string">
            <text:p text:style-name="P13">PASSED</text:p>
          </table:table-cell>
        </table:table-row>
        <table:table-row table:style-name="Таблица2.2">
          <table:table-cell table:style-name="Таблица2.A5" office:value-type="string">
            <text:p text:style-name="Standard"><text:span text:style-name="T10">TC_</text:span><text:span text:style-name="T7">4</text:span></text:p>
          </table:table-cell>
          <table:table-cell table:style-name="Таблица2.B5" office:value-type="string">
            <text:p text:style-name="Standard"><text:span text:style-name="T16">1. </text:span><text:span text:style-name="T15">Введіть </text:span><text:span text:style-name="T16">x, y, z: 1, </text:span><text:span text:style-name="T17">5, 5</text:span></text:p>
            <text:p text:style-name="Standard"><text:span text:style-name="T16">2. </text:span><text:span text:style-name="T15">Введіть </text:span><text:span text:style-name="T16">‘a’ </text:span><text:span text:style-name="T15">та </text:span><text:span text:style-name="T16">‘b’: </text:span><text:span text:style-name="T17">2 f</text:span></text:p>
            <text:p text:style-name="Standard"><text:span text:style-name="T16">3. </text:span><text:span text:style-name="T15">Нажміть </text:span><text:span text:style-name="T16">Enter</text:span></text:p>
          </table:table-cell>
          <table:table-cell table:style-name="Таблица2.C5" office:value-type="string">
            <text:p text:style-name="P12">(c) Ковальов Максим</text:p>
            <text:p text:style-name="P12"/>
            <text:p text:style-name="P12">Введ?ть x, y, z</text:p>
            <text:p text:style-name="P12">1</text:p>
            <text:p text:style-name="P12">5</text:p>
            <text:p text:style-name="P12">5</text:p>
            <text:p text:style-name="P12">Введ?ть a та b</text:p>
            <text:p text:style-name="P12">2</text:p>
            <text:p text:style-name="P12">f</text:p>
            <text:p text:style-name="P12">Результат виразу: a + 5 &gt; b + 2 -&gt; False</text:p>
            <text:p text:style-name="P12"/>
            <text:p text:style-name="P12">В десятковiй систем?:</text:p>
            <text:p text:style-name="P12">'x' -&gt; 1</text:p>
            <text:p text:style-name="P12">'y' -&gt; 5</text:p>
            <text:p text:style-name="P12">'z' -&gt; 5</text:p>
            <text:p text:style-name="P12"/>
            <text:p text:style-name="P12">В шiстнадцятковiй систем?:</text:p>
            <text:p text:style-name="P12">'x' -&gt; 1</text:p>
            <text:p text:style-name="P12">'y' -&gt; 5</text:p>
            <text:p text:style-name="P12">'z' -&gt; 5</text:p>
            <text:p text:style-name="P12"/>
            <text:p text:style-name="P12">Результат обчислення виразу: S = 2.00099</text:p>
          </table:table-cell>
          <table:table-cell table:style-name="Таблица2.D5" office:value-type="string">
            <text:p text:style-name="P13">PASSED</text:p>
          </table:table-cell>
        </table:table-row>
        <table:table-row table:style-name="Таблица2.2">
          <table:table-cell table:style-name="Таблица2.A6" office:value-type="string">
            <text:p text:style-name="Standard"><text:span text:style-name="T10">TC_</text:span><text:span text:style-name="T7">5</text:span></text:p>
          </table:table-cell>
          <table:table-cell table:style-name="Таблица2.B6" office:value-type="string">
            <text:p text:style-name="Standard"><text:span text:style-name="T16">1. </text:span><text:span text:style-name="T15">Введіть </text:span><text:span text:style-name="T16">x, y, z: </text:span><text:span text:style-name="T17">6,6,6</text:span></text:p>
            <text:p text:style-name="Standard"><text:span text:style-name="T16">2. </text:span><text:span text:style-name="T15">Введіть </text:span><text:span text:style-name="T16">‘a’ </text:span><text:span text:style-name="T15">та </text:span><text:span text:style-name="T16">‘b’: / ,</text:span></text:p>
            <text:p text:style-name="Standard"><text:span text:style-name="T16">3. </text:span><text:span text:style-name="T15">Нажміть </text:span><text:span text:style-name="T16">Enter</text:span></text:p>
          </table:table-cell>
          <table:table-cell table:style-name="Таблица2.C6" office:value-type="string">
            <text:p text:style-name="P12">(c) Ковальов Максим</text:p>
            <text:p text:style-name="P12"/>
            <text:p text:style-name="P12">Введ?ть x, y, z</text:p>
            <text:p text:style-name="P12">6</text:p>
            <text:p text:style-name="P12">6</text:p>
            <text:p text:style-name="P12">6</text:p>
            <text:p text:style-name="P12">Введ?ть a та b</text:p>
            <text:p text:style-name="P12">/</text:p>
            <text:p text:style-name="P12">,</text:p>
            <text:p text:style-name="P12">Результат виразу: a + 5 &gt; b + 2 -&gt; True</text:p>
            <text:p text:style-name="P12"/>
            <text:p text:style-name="P12">В десятковiй систем?:</text:p>
            <text:p text:style-name="P12">'x' -&gt; 6</text:p>
            <text:p text:style-name="P12">'y' -&gt; 6</text:p>
            <text:p text:style-name="P12">'z' -&gt; 6</text:p>
            <text:p text:style-name="P12"/>
            <text:p text:style-name="P12">В шiстнадцятковiй систем?:</text:p>
            <text:p text:style-name="P12">'x' -&gt; 6</text:p>
            <text:p text:style-name="P12">'y' -&gt; 6</text:p>
            <text:p text:style-name="P12">'z' -&gt; 6</text:p>
            <text:p text:style-name="P12"/>
            <text:p text:style-name="P12">Результат обчислення виразу: S = -15.5492</text:p>
          </table:table-cell>
          <table:table-cell table:style-name="Таблица2.D6" office:value-type="string">
            <text:p text:style-name="P13">PASS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8pt" fo:font-weight="bold" style:font-size-asian="8pt" style:font-weight-asian="bold" style:font-size-complex="8pt"/>
    </style:style>
    <style:style style:name="WW8Num2z0" style:family="text">
      <style:text-properties fo:font-size="8pt" fo:font-weight="bold" style:font-size-asian="8pt" style:font-weight-asian="bold" style:font-size-complex="8pt"/>
    </style:style>
    <style:style style:name="WW8Num3z0" style:family="text">
      <style:text-properties fo:font-size="8pt" fo:font-weight="bold" style:font-size-asian="8pt" style:font-weight-asian="bold" style:font-size-complex="8pt"/>
    </style:style>
    <style:style style:name="WW8Num5z0" style:family="text">
      <style:text-properties fo:font-size="8pt" fo:font-weight="bold" style:font-size-asian="8pt" style:font-weight-asian="bold" style:font-size-complex="8pt"/>
    </style:style>
    <style:style style:name="WW8Num6z0" style:family="text">
      <style:text-properties fo:font-weight="bold" style:font-weight-asian="bold"/>
    </style:style>
    <style:style style:name="WW8Num7z0" style:family="text">
      <style:text-properties fo:font-size="12pt" fo:font-weight="bold" style:font-size-asian="12pt" style:font-weight-asian="bold" style:font-size-complex="12pt" style:font-weight-complex="bold"/>
    </style:style>
    <style:style style:name="WW8Num8z0" style:family="text">
      <style:text-properties fo:font-size="8pt" fo:font-weight="bold" style:font-size-asian="8pt" style:font-weight-asian="bold" style:font-size-complex="8pt"/>
    </style:style>
    <style:style style:name="WW8Num9z0" style:family="text">
      <style:text-properties fo:font-size="8pt" fo:font-weight="bold" style:font-size-asian="8pt" style:font-weight-asian="bold" style:font-size-complex="8pt"/>
    </style:style>
    <style:style style:name="WW8Num10z0" style:family="text">
      <style:text-properties fo:font-size="8pt" fo:font-weight="bold" style:font-size-asian="8pt" style:font-weight-asian="bold" style:font-size-complex="8pt"/>
    </style:style>
    <style:style style:name="WW8Num11z0" style:family="text"/>
    <style:style style:name="WW8Num12z0" style:family="text">
      <style:text-properties fo:font-size="8pt" fo:font-weight="bold" style:font-size-asian="8pt" style:font-weight-asian="bold" style:font-size-complex="8pt"/>
    </style:style>
    <style:style style:name="WW8Num13z0" style:family="text">
      <style:text-properties fo:font-size="8pt" fo:font-weight="bold" style:font-size-asian="8pt" style:font-weight-asian="bold" style:font-size-complex="8pt"/>
    </style:style>
    <style:style style:name="WW8Num14z0" style:family="text">
      <style:text-properties fo:font-size="8pt" fo:font-weight="bold" style:font-size-asian="8pt" style:font-weight-asian="bold" style:font-size-complex="8pt"/>
    </style:style>
    <style:style style:name="WW8Num15z0" style:family="text">
      <style:text-properties fo:font-size="8pt" fo:font-weight="bold" style:font-size-asian="8pt" style:font-weight-asian="bold" style:font-size-complex="8pt"/>
    </style:style>
    <style:style style:name="WW8Num16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>
      <style:text-properties style:text-position="super 58%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apple-converted-space" style:family="text" style:parent-style-name="Основной_20_шрифт_20_абзаца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010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1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Таблица4" style:family="table">
      <style:table-properties style:width="7.3507in" fo:margin-left="-0.075in" table:align="left" style:writing-mode="lr-tb"/>
    </style:style>
    <style:style style:name="Таблица4.A" style:family="table-column">
      <style:table-column-properties style:column-width="3.7597in"/>
    </style:style>
    <style:style style:name="Таблица4.B" style:family="table-column">
      <style:table-column-properties style:column-width="3.591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3" style:family="table">
      <style:table-properties style:width="7.3507in" fo:margin-left="-0.075in" table:align="left" style:writing-mode="lr-tb"/>
    </style:style>
    <style:style style:name="Таблица3.A" style:family="table-column">
      <style:table-column-properties style:column-width="3.7597in"/>
    </style:style>
    <style:style style:name="Таблица3.B" style:family="table-column">
      <style:table-column-properties style:column-width="3.591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3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Standard">
      <style:paragraph-properties>
        <style:tab-stops>
          <style:tab-stop style:position="0.9929in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0.9929in"/>
        </style:tab-stops>
      </style:paragraph-properties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text-properties fo:font-size="1pt" style:font-size-asian="1pt" style:font-size-complex="1pt"/>
    </style:style>
    <style:style style:name="MP6" style:family="paragraph" style:parent-style-name="Footer">
      <style:paragraph-properties fo:text-align="end" style:justify-single-word="false"/>
      <style:text-properties style:font-name="Arial" fo:font-size="1pt" style:font-size-asian="1pt" style:font-name-complex="Arial" style:font-size-complex="1pt"/>
    </style:style>
    <style:style style:name="MT1" style:family="text">
      <style:text-properties fo:color="#333333" loext:opacity="100%" style:font-name="Courier New" fo:font-size="10pt" style:font-size-asian="10pt" style:font-name-complex="Courier New" style:font-size-complex="10pt"/>
    </style:style>
    <style:style style:name="MT2" style:family="text"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MT3" style:family="text">
      <style:text-properties style:font-name="Consolas" fo:font-size="8pt" style:font-size-asian="8pt" style:font-name-complex="Arial" style:font-size-complex="8pt"/>
    </style:style>
    <style:style style:name="MT4" style:family="text">
      <style:text-properties style:font-name="Consolas" fo:font-size="8pt" style:font-name-asian="Consolas" style:font-size-asian="8pt" style:font-name-complex="Consolas" style:font-size-complex="8pt"/>
    </style:style>
    <style:style style:name="MT5" style:family="text">
      <style:text-properties style:font-name="Consolas" fo:font-size="10pt" style:font-size-asian="10pt" style:font-name-complex="Arial" style:font-size-complex="10pt"/>
    </style:style>
    <style:style style:name="MT6" style:family="text">
      <style:text-properties style:font-name="Consolas" fo:font-size="10pt" style:font-name-asian="Consolas" style:font-size-asian="10pt" style:font-name-complex="Consolas" style:font-size-complex="10pt"/>
    </style:style>
    <style:style style:name="Mfr1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page-layout style:name="Mpm1">
      <style:page-layout-properties fo:page-width="8.2681in" fo:page-height="11.6929in" style:num-format="1" style:print-orientation="portrait" fo:margin-top="0.3744in" fo:margin-bottom="0.3744in" fo:margin-left="0.5909in" fo:margin-right="0.476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591in" fo:margin-bottom="0.0201in" style:dynamic-spacing="true"/>
      </style:header-style>
      <style:footer-style>
        <style:header-footer-properties fo:min-height="0.2165in" fo:margin-top="0.178in" style:dynamic-spacing="tru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21">
      <number:month/>
      <number:text>/</number:text>
      <number:day/>
      <number:text>/</number:text>
      <number:year number:style="long"/>
    </number:date-style>
    <number:time-style style:name="N122">
      <number:hours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draw:frame draw:style-name="Mfr1" draw:name="Врезка2" text:anchor-type="char" svg:x="-0.0209in" svg:y="0.7673in" svg:width="2.9791in" svg:height="0.8854in" draw:z-index="0"><draw:text-box><text:p text:style-name="MP2"><text:span text:style-name="MT1">Artifact: </text:span><text:span text:style-name="MT2"><text:tab/></text:span><text:span text:style-name="MT1">Test Suite</text:span></text:p><text:p text:style-name="MP3"/><text:p text:style-name="MP2"><text:span text:style-name="MT2">Date:<text:tab/></text:span><text:span text:style-name="MT2"><text:date style:data-style-name="N121" text:date-value="2023-03-20T13:02:48.959000241">3/20/2023</text:date></text:span></text:p></draw:text-box></draw:frame></text:p>
      </style:header-first>
      <style:foot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Footer"><text:span text:style-name="Page_20_Number"><text:span text:style-name="MT3"><text:date style:data-style-name="N36" text:date-value="2023-03-20T13:02:48.959999782">20.03.2023</text:date></text:span></text:span><text:span text:style-name="Page_20_Number"><text:span text:style-name="MT4"><text:s/></text:span></text:span><text:span text:style-name="Page_20_Number"><text:span text:style-name="MT3"><text:time style:data-style-name="N122" text:time-value="2023-03-20T13:02:48.959999782">12:50:26</text:time></text:span></text:span></text:p>
            </table:table-cell>
            <table:table-cell table:style-name="Таблица4.B1" office:value-type="string">
              <text:p text:style-name="MP4"><text:span text:style-name="Page_20_Number"><text:span text:style-name="MT5"><text:page-number text:select-page="current">2</text:page-number></text:span></text:span><text:span text:style-name="Page_20_Number"><text:span text:style-name="MT6"><text:s/></text:span></text:span><text:span text:style-name="Page_20_Number"><text:span text:style-name="MT5">/ </text:span></text:span><text:span text:style-name="Page_20_Number"><text:span text:style-name="MT5"><text:page-count style:num-format="1">2</text:page-count></text:span></text:span><text:span text:style-name="Page_20_Number"><text:span text:style-name="MT5"><text:s text:c="2"/></text:span></text:span></text:p>
            </table:table-cell>
          </table:table-row>
        </table:table>
        <text:p text:style-name="MP5"/>
      </style:footer>
      <style:footer-first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Footer"><text:span text:style-name="Page_20_Number"><text:span text:style-name="MT3"><text:date style:data-style-name="N36" text:date-value="2023-03-20T13:02:48.962000124">20.03.2023</text:date></text:span></text:span><text:span text:style-name="Page_20_Number"><text:span text:style-name="MT4"><text:s/></text:span></text:span><text:span text:style-name="Page_20_Number"><text:span text:style-name="MT3"><text:time style:data-style-name="N122" text:time-value="2023-03-20T13:02:48.962000124">12:50:26</text:time></text:span></text:span></text:p>
            </table:table-cell>
            <table:table-cell table:style-name="Таблица3.B1" office:value-type="string">
              <text:p text:style-name="MP4"><text:span text:style-name="Page_20_Number"><text:span text:style-name="MT5"><text:page-number text:select-page="current">1</text:page-number></text:span></text:span><text:span text:style-name="Page_20_Number"><text:span text:style-name="MT6"><text:s/></text:span></text:span><text:span text:style-name="Page_20_Number"><text:span text:style-name="MT5">/ </text:span></text:span><text:span text:style-name="Page_20_Number"><text:span text:style-name="MT5"><text:page-count style:num-format="1">2</text:page-count></text:span></text:span><text:span text:style-name="Page_20_Number"><text:span text:style-name="MT5"><text:s text:c="2"/></text:span></text:span></text:p>
            </table:table-cell>
          </table:table-row>
        </table:table>
        <text:p text:style-name="MP6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est Suite / БМТП</dc:title>
    <dc:subject>Матеріали до лабораторної роботи № 3</dc:subject>
    <meta:keyword/>
    <meta:initial-creator>Доренський О. П.</meta:initial-creator>
    <meta:creation-date>2022-03-17T16:02:00</meta:creation-date>
    <dc:date>2023-03-20T13:01:45.120000000</dc:date>
    <meta:print-date>2016-02-25T18:36:00</meta:print-date>
    <meta:editing-cycles>24</meta:editing-cycles>
    <meta:editing-duration>P2DT2H12M36S</meta:editing-duration>
    <meta:generator>LibreOffice/7.4.2.3$Windows_X86_64 LibreOffice_project/382eef1f22670f7f4118c8c2dd222ec7ad009daf</meta:generator>
    <meta:document-statistic meta:table-count="4" meta:image-count="0" meta:object-count="0" meta:page-count="2" meta:paragraph-count="146" meta:word-count="462" meta:character-count="2084" meta:non-whitespace-character-count="1753"/>
  </office:meta>
</office:document-meta>
</file>